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f819e" draw:opacity="84%" draw:textarea-horizontal-align="justify" draw:textarea-vertical-align="middle" draw:auto-grow-height="false" fo:min-height="1cm" fo:min-width="0.7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bf819e" draw:opacity="84%" draw:textarea-horizontal-align="justify" draw:textarea-vertical-align="middle" draw:auto-grow-height="false" fo:min-height="0.948cm" fo:min-width="0.698cm" fo:padding-top="0.151cm" fo:padding-bottom="0.151cm" fo:padding-left="0.276cm" fo:padding-right="0.276cm"/>
    </style:style>
    <style:style style:name="gr3" style:family="graphic" style:parent-style-name="standard">
      <style:graphic-properties svg:stroke-width="0.212cm" svg:stroke-color="#000000" draw:marker-start-width="0.517cm" draw:marker-end-width="0.517cm" draw:fill="none" draw:opacity="84%" draw:textarea-horizontal-align="justify" draw:textarea-vertical-align="middle" draw:auto-grow-height="false" fo:min-height="9.75cm" fo:min-width="9.5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0.517cm" draw:marker-end-width="0.517cm" draw:fill="none" draw:opacity="84%" draw:textarea-horizontal-align="justify" draw:textarea-vertical-align="middle" draw:auto-grow-height="false" fo:min-height="9.592cm" fo:min-width="9.342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0000" draw:marker-start-width="0.517cm" draw:marker-end-width="0.517cm" draw:fill="none" draw:opacity="84%" draw:textarea-horizontal-align="justify" draw:textarea-vertical-align="middle" draw:auto-grow-height="false" fo:min-height="9.54cm" fo:min-width="9.29cm" fo:padding-top="0.23cm" fo:padding-bottom="0.23cm" fo:padding-left="0.355cm" fo:padding-right="0.355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95%" draw:textarea-horizontal-align="justify" draw:textarea-vertical-align="middle" draw:auto-grow-height="false" fo:min-height="0.948cm" fo:min-width="0.69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2a6099" draw:opacity="95%" draw:textarea-horizontal-align="justify" draw:textarea-vertical-align="middle" draw:auto-grow-height="false" fo:min-height="0.948cm" fo:min-width="0.698cm" fo:padding-top="0.151cm" fo:padding-bottom="0.151cm" fo:padding-left="0.276cm" fo:padding-right="0.276cm"/>
    </style:style>
    <style:style style:name="gr8" style:family="graphic" style:parent-style-name="standard">
      <style:graphic-properties svg:stroke-width="0.212cm" svg:stroke-color="#000000" draw:marker-start-width="0.517cm" draw:marker-end-width="0.517cm" draw:fill="none" draw:opacity="95%" draw:textarea-horizontal-align="justify" draw:textarea-vertical-align="middle" draw:auto-grow-height="false" fo:min-height="9.54cm" fo:min-width="9.29cm" fo:padding-top="0.23cm" fo:padding-bottom="0.23cm" fo:padding-left="0.355cm" fo:padding-right="0.355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bf819e" draw:opacity="95%" draw:textarea-horizontal-align="justify" draw:textarea-vertical-align="middle" draw:auto-grow-height="false" fo:min-height="0.948cm" fo:min-width="0.698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8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57cm"/>
      <style:paragraph-properties style:writing-mode="lr-tb"/>
    </style:style>
    <style:style style:name="gr12" style:family="graphic" style:parent-style-name="standard">
      <style:graphic-properties svg:stroke-width="0.212cm" svg:stroke-color="#000000" draw:marker-start-width="0.517cm" draw:marker-end-width="0.517cm" draw:fill="none" draw:opacity="95%" draw:textarea-horizontal-align="justify" draw:textarea-vertical-align="middle" draw:auto-grow-height="false" fo:min-height="9.54cm" fo:min-width="9.29cm" fo:padding-top="0.23cm" fo:padding-bottom="0.23cm" fo:padding-left="0.355cm" fo:padding-right="0.355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1.216cm" fo:min-width="0.96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2a6099" draw:textarea-horizontal-align="justify" draw:textarea-vertical-align="middle" draw:auto-grow-height="false" fo:min-height="1.216cm" fo:min-width="0.966cm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159cm" svg:stroke-color="#000000" draw:marker-start-width="0.938cm" draw:marker-end="Arrowheads_20_9" draw:marker-end-width="0.5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P1" style:family="paragraph">
      <loext:graphic-properties draw:fill-color="#bf819e" draw:opacity="84%"/>
      <style:paragraph-properties fo:text-align="center"/>
    </style:style>
    <style:style style:name="P2" style:family="paragraph">
      <loext:graphic-properties draw:fill="none" draw:opacity="84%"/>
      <style:paragraph-properties fo:text-align="center"/>
    </style:style>
    <style:style style:name="P3" style:family="paragraph">
      <loext:graphic-properties draw:fill-color="#ffffff" draw:opacity="95%"/>
      <style:paragraph-properties fo:text-align="center"/>
    </style:style>
    <style:style style:name="P4" style:family="paragraph">
      <loext:graphic-properties draw:fill-color="#2a6099" draw:opacity="95%"/>
      <style:paragraph-properties fo:text-align="center"/>
    </style:style>
    <style:style style:name="P5" style:family="paragraph">
      <loext:graphic-properties draw:fill="none" draw:opacity="95%"/>
      <style:paragraph-properties fo:text-align="center"/>
    </style:style>
    <style:style style:name="P6" style:family="paragraph">
      <loext:graphic-properties draw:fill-color="#bf819e" draw:opacity="95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8" style:family="paragraph">
      <style:paragraph-properties fo:text-align="center" style:writing-mode="lr-tb"/>
      <style:text-properties fo:font-size="28pt" style:font-size-asian="28pt" style:font-size-complex="28pt"/>
    </style:style>
    <style:style style:name="P9" style:family="paragraph">
      <loext:graphic-properties draw:fill="none" draw:opacity="95%"/>
      <style:paragraph-properties fo:text-align="center" style:writing-mode="lr-tb"/>
      <style:text-properties fo:font-size="28pt" style:font-size-asian="28pt" style:font-size-complex="28pt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2a6099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1.25cm" svg:x="43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cm" svg:height="10cm" svg:x="43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3.6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4.9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6.1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7.4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8.6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49.9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1.1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2.432cm" svg:y="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cm" svg:height="10cm" svg:x="43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4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4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cm" svg:height="10cm" svg:x="53.682cm" svg:y="3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3.6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4.9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6.1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7.4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6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8.6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59.93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1.182cm" svg:y="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2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5cm" svg:height="1.25cm" svg:x="62.432cm" svg:y="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cm" svg:height="10cm" svg:x="53.682cm" svg:y="2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2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5cm" svg:height="1.25cm" svg:x="41.93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1.93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3.18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4.43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5.68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3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6.93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8.18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49.432cm" svg:y="3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28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3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5cm" svg:height="1.25cm" svg:x="50.68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cm" svg:height="10cm" svg:x="41.93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1.9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1.93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1.93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1.93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3.18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3.18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3.18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3.18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4.4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4.43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4.43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4.43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5.68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5.68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5.68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5.68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1.93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1.93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1.93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1.93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3.18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3.18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3.18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3.18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4.43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4.43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4.43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4.43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5.68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5.68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5.68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5.68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6.9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6.93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6.93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6.93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8.18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8.18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8.18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8.18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9.4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9.43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9.43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9.43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0.68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0.68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0.68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0.68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6.93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6.93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6.93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6.93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8.18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8.18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8.18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8.18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9.43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9.43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9.43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49.43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0.68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0.68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0.68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0.68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cm" svg:height="10cm" svg:x="41.9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3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3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4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3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3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4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4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cm" svg:height="10cm" svg:x="51.932cm" svg:y="3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2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2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2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2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2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2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3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1.932cm" svg:y="3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2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2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3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3.182cm" svg:y="3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2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2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3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4.432cm" svg:y="3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2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2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3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5.682cm" svg:y="3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2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2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2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23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26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2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2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3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6.932cm" svg:y="3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2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2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3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8.182cm" svg:y="3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2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2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3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59.432cm" svg:y="3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27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2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3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0.682cm" svg:y="3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0cm" svg:height="10cm" svg:x="51.932cm" svg:y="2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25cm" svg:height="1.25cm" svg:x="65.75cm" svg:y="22.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7.322cm" svg:height="1.352cm" svg:x="67.193cm" svg:y="22.55cm">
          <draw:text-box>
            <text:p><text:span text:style-name="T1">Fini</text:span><text:span text:style-name="T1">she</text:span><text:span text:style-name="T1">d </text:span><text:span text:style-name="T1">thre</text:span><text:span text:style-name="T1">ad</text:span></text:p>
          </draw:text-box>
        </draw:frame>
        <draw:custom-shape draw:style-name="gr6" draw:text-style-name="P3" draw:layer="layout" svg:width="1.25cm" svg:height="1.25cm" svg:x="65.75cm" svg:y="24.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8.257cm" svg:height="1.352cm" svg:x="67.166cm" svg:y="24.522cm">
          <draw:text-box>
            <text:p><text:span text:style-name="T1">Unfinished thread</text:span></text:p>
          </draw:text-box>
        </draw:frame>
        <draw:custom-shape draw:style-name="gr12" draw:text-style-name="P9" draw:layer="layout" svg:width="10cm" svg:height="10cm" svg:x="65.75cm" svg:y="26.65cm">
          <text:p text:style-name="P8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1.5cm" svg:height="1.5cm" svg:x="40.7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42.2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43.7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45.2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5cm" svg:height="1.5cm" svg:x="46.7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48.2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49.7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51.2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52.7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54.2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55.7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57.2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58.7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60.2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61.7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5cm" svg:height="1.5cm" svg:x="63.25cm" svg:y="1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2" draw:layer="layout" svg:x1="42.614cm" svg:y1="29.478cm" svg:x2="47.5cm" svg:y2="17.75cm">
          <text:p/>
        </draw:line>
        <draw:frame draw:style-name="gr16" draw:text-style-name="P14" draw:layer="layout" svg:width="4.177cm" svg:height="1.673cm" svg:x="37.073cm" svg:y="28.577cm">
          <draw:text-box>
            <text:p text:style-name="P13"><text:span text:style-name="T2">Kernel</text:span></text:p>
          </draw:text-box>
        </draw:frame>
        <draw:frame draw:style-name="gr16" draw:text-style-name="P14" draw:layer="layout" svg:width="10.814cm" svg:height="1.673cm" svg:x="47.186cm" svg:y="14.577cm">
          <draw:text-box>
            <text:p text:style-name="P13"><text:span text:style-name="T2">Memory </text:span><text:span text:style-name="T2">allocation</text:span></text:p>
          </draw:text-box>
        </draw:frame>
        <draw:frame draw:style-name="gr17" draw:text-style-name="P14" draw:layer="layout" svg:width="5.6cm" svg:height="3.095cm" svg:x="50.25cm" svg:y="20.405cm">
          <draw:text-box>
            <text:p text:style-name="P13"><text:span text:style-name="T2">Gri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-width="0.7cm" draw:marker-start-center="true" draw:marker-end="Arrowheads_20_10" draw:marker-end-width="0.7cm" draw:marker-end-center="true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17:04:56.529359873</meta:creation-date>
    <dc:date>2023-12-14T15:26:57.988352661</dc:date>
    <meta:editing-duration>PT21M46S</meta:editing-duration>
    <meta:editing-cycles>7</meta:editing-cycles>
    <meta:generator>LibreOffice/7.3.7.2$Linux_X86_64 LibreOffice_project/30$Build-2</meta:generator>
    <meta:document-statistic meta:object-count="545"/>
  </office:meta>
</office:document-meta>
</file>